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writing-mode="lr-tb"/>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Text_20_body">
      <style:paragraph-properties fo:margin-left="0in" fo:margin-right="0in" fo:widows="1" fo:text-indent="0in" style:auto-text-indent="false" style:writing-mode="lr-tb"/>
      <style:text-properties fo:font-variant="normal" fo:text-transform="none" fo:color="#222222" style:font-name="Liberation Serif" fo:font-size="12pt" fo:letter-spacing="normal" fo:font-style="normal" fo:font-weight="normal" officeooo:paragraph-rsid="0019f0da" style:font-size-asian="12pt" style:font-size-complex="12pt"/>
    </style:style>
    <style:style style:name="P3" style:family="paragraph" style:parent-style-name="Text_20_body">
      <style:paragraph-properties fo:margin-left="0in" fo:margin-right="0in" fo:widows="1" fo:text-indent="0in" style:auto-text-indent="false" style:writing-mode="lr-tb"/>
      <style:text-properties fo:font-variant="normal" fo:text-transform="none" fo:color="#222222" style:text-line-through-style="solid" style:text-line-through-type="single" style:font-name="Liberation Serif" fo:font-size="12pt" fo:letter-spacing="normal" fo:font-style="normal" fo:font-weight="normal" officeooo:paragraph-rsid="0019f0da" style:font-size-asian="12pt" style:font-size-complex="12pt"/>
    </style:style>
    <style:style style:name="P4" style:family="paragraph" style:parent-style-name="Standard">
      <style:text-properties style:font-name="Liberation Serif" fo:font-size="12pt" style:font-size-asian="12pt" style:font-size-complex="12pt"/>
    </style:style>
    <style:style style:name="T1" style:family="text">
      <style:text-properties officeooo:rsid="0019acfd"/>
    </style:style>
    <style:style style:name="T2" style:family="text">
      <style:text-properties officeooo:rsid="0019f0da"/>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19acfd"/>
    </style:style>
    <style:style style:name="T5" style:family="text">
      <style:text-properties style:text-line-through-style="solid" style:text-line-through-type="single" officeooo:rsid="0019f0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p text:style-name="P2">With the advancement in the field of machine learning and text analysis, sentiment analysis has seen many innovative approaches towards building an efficient model in the recent past.</text:p>
      <text:p text:style-name="P3">With the diverse nature of machine learning and the plethora of interesting concepts text analysis has to offer it was not difficult to engage ourselves in our project regarding social and political event analyzation. </text:p>
      <text:p text:style-name="P2">The primary source of motivation regarding our project was the lack of an open source sentiment <text:span text:style-name="T2">analyzer</text:span> which could efficient <text:span text:style-name="T1">analyze</text:span> a<text:span text:style-name="T2">ny</text:span> social or a political event.</text:p>
      <text:p text:style-name="P3">Consider the example of the recently held big billion day by flipkart. </text:p>
      <text:p text:style-name="P3">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2"><text:span text:style-name="T3"><text:s/>Since this project is not just limited to social events, politicians can also benefit from this by </text:span><text:span text:style-name="T4">analyzing</text:span><text:span text:style-name="T3"> the public opinion of their posts in social media. This project mainly has three perspectives namely social perspective, political perspective and the perspective of the </text:span><text:span text:style-name="T5">organizers</text:span><text:span text:style-name="T3"> of an event.</text:span></text:p>
      <text:p text:style-name="P2"><text:span text:style-name="T3"/></text:p>
      <text:p text:style-name="P1">Social perspective</text:p>
      <text:p text:style-name="P1">The social perspective comprises <text:span text:style-name="T3">of the day to day working class who are enthusiastic about the success or the failure of a social event or a political event</text:span>.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1"><text:span text:style-name="T1">Organizer</text:span> perspective</text:p>
      <text:p text:style-name="P1">The <text:span text:style-name="T1">organizer</text:span> perspective mainly consists of the entity that <text:span text:style-name="T1">organizes</text:span> the event. As mentioned in the example above, <text:span text:style-name="T3">Flipkart would be very much interested in how the public has received the 'big billion day' sale. Comprehensive analysis about the sales of the products, highlight of the sale and the low point of the sale are some valuable information that the project will offer.</text:span></text:p>
      <text:p text:style-name="P1">Political perspective</text:p>
      <text:p text:style-name="P1">One thing that every politician tries to refrain from doing is commit mistakes especially in social media that can dampen their image as a public figure. <text:span text:style-name="T3">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09:36:12.775000000</meta:creation-date>
    <dc:date>2015-10-31T09:40:08.604000000</dc:date>
    <meta:editing-duration>PT3M55S</meta:editing-duration>
    <meta:editing-cycles>2</meta:editing-cycles>
    <meta:generator>LibreOffice/4.4.1.2$Windows_x86 LibreOffice_project/45e2de17089c24a1fa810c8f975a7171ba4cd432</meta:generator>
    <meta:document-statistic meta:table-count="0" meta:image-count="0" meta:object-count="0" meta:page-count="1" meta:paragraph-count="13" meta:word-count="450" meta:character-count="2732" meta:non-whitespace-character-count="2292"/>
  </office:meta>
</office:document-meta>
</file>